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850c" officeooo:paragraph-rsid="0013850c"/>
    </style:style>
    <style:style style:name="P2" style:family="paragraph" style:parent-style-name="Standard">
      <style:text-properties officeooo:rsid="0013850c" officeooo:paragraph-rsid="0013850c"/>
    </style:style>
    <style:style style:name="P3" style:family="paragraph" style:parent-style-name="Standard">
      <style:paragraph-properties fo:break-before="page"/>
      <style:text-properties officeooo:rsid="0013850c" officeooo:paragraph-rsid="0013850c"/>
    </style:style>
    <style:style style:name="P4" style:family="paragraph" style:parent-style-name="Standard">
      <style:text-properties officeooo:rsid="0014899b" officeooo:paragraph-rsid="0014899b"/>
    </style:style>
    <style:style style:name="P5" style:family="paragraph" style:parent-style-name="Standard" style:list-style-name="L1">
      <style:text-properties officeooo:rsid="0014899b" officeooo:paragraph-rsid="0014899b"/>
    </style:style>
    <style:style style:name="P6" style:family="paragraph" style:parent-style-name="Standard" style:list-style-name="L2">
      <style:text-properties officeooo:rsid="0014899b" officeooo:paragraph-rsid="0014899b"/>
    </style:style>
    <style:style style:name="T1" style:family="text">
      <style:text-properties officeooo:rsid="0014899b"/>
    </style:style>
    <style:style style:name="T2" style:family="text">
      <style:text-properties style:font-name="Liberation Serif" style:font-name-asian="Liberation Serif" style:font-name-complex="Liberation Serif"/>
    </style:style>
    <style:style style:name="T3" style:family="text">
      <style:text-properties style:font-name="Liberation Serif1" style:font-name-asian="NSimSun" style:font-name-complex="Arial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siti di funzionamento componenti dei vari Block diagrams</text:p>
      <text:p text:style-name="P1"/>
      <text:p text:style-name="P1">Si faccia riferimento al file nominato “diagrammi.odg”</text:p>
      <text:p text:style-name="P1"/>
      <text:p text:style-name="P1"/>
      <text:p text:style-name="P1"/>
      <text:p text:style-name="P3">Parte 1: <text:span text:style-name="T1">Pagina 4 </text:span>(espanso del controller di luminosità)</text:p>
      <text:p text:style-name="P1"/>
      <text:p text:style-name="P1"/>
      <text:p text:style-name="P4">Raddrizzatore</text:p>
      <text:list text:style-name="L1">
        <text:list-item>
          <text:p text:style-name="P5">Potenza di Picco <text:span text:style-name="T2">≥</text:span><text:span text:style-name="T3"> 700W;</text:span></text:p>
        </text:list-item>
      </text:list>
      <text:p text:style-name="P1"/>
      <text:p text:style-name="P4">Fotodiodo</text:p>
      <text:list text:style-name="L2"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7T23:11:04.903000000</meta:creation-date>
    <dc:date>2024-02-28T00:33:53.072000000</dc:date>
    <meta:editing-duration>PT1H18M47S</meta:editing-duration>
    <meta:editing-cycles>3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7" meta:word-count="33" meta:character-count="219" meta:non-whitespace-character-count="194"/>
  </office:meta>
</office:document-meta>
</file>